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50" table:style-name="ce1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1.875" table:formula="msoxl:=C3/D3" table:style-name="ce1">
            <text:p>1,87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00" table:style-name="ce1">
            <text:p>300</text:p>
          </table:table-cell>
          <table:table-cell office:value-type="float" office:value="160" table:formula="msoxl:=C4/E3" table:style-name="ce1">
            <text:p>16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400" table:style-name="ce1">
            <text:p>400</text:p>
          </table:table-cell>
          <table:table-cell office:value-type="float" office:value="213.33333333333334" table:formula="msoxl:=C5/E3" table:style-name="ce1">
            <text:p>213,3333333</text:p>
          </table:table-cell>
          <table:table-cell table:number-columns-repeated="16380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Fred</meta:initial-creator>
    <dc:creator>Fred</dc:creator>
    <meta:creation-date>2011-08-25T15:37:56Z</meta:creation-date>
    <dc:date>2011-09-06T15:21:31Z</dc:date>
  </office:meta>
</office:document-meta>
</file>